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666666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text-properties fo:color="#ffffff"/>
    </style:style>
    <style:style style:name="P2" style:family="paragraph">
      <style:text-properties fo:color="#ffffff" fo:font-size="32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Hauptseminar Medieninformatik<text:line-break/><text:span text:style-name="T1">Teil 2, Päßler Lukas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- Vorstellung des Selbst</text:p>
            <text:p text:style-name="P2">- explorative Datenanalyse</text:p>
            <text:p text:style-name="P2">- Problemstellung</text:p>
            <text:p text:style-name="P2">- Experiment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r ich bi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erkzeugmechaniker für Stanz- und Umformtechnik</text:p>
              </text:list-item>
              <text:list-item>
                <text:p>Während Ausbildung Selbststudium des Programmierens mittels Fachliteratur </text:p>
              </text:list-item>
              <text:list-item>
                <text:p>Abitur: neurale Netze „from scratch“ + facharbeit über Objekt detection</text:p>
              </text:list-item>
              <text:list-item>
                <text:p>Duales Studium Telekommunikationsinformatik</text:p>
              </text:list-item>
              <text:list-item>
                <text:p>Aktuell Spieleentwick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D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eta-Informationen:</text:p>
                <text:list>
                  <text:list-item>
                    <text:p>Datenursprung</text:p>
                  </text:list-item>
                  <text:list-item>
                    <text:p>Eignung</text:p>
                  </text:list-item>
                  <text:list-item>
                    <text:p>Alternativen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D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ethodik:</text:p>
                <text:list>
                  <text:list-item>
                    <text:p>Händisches sichten</text:p>
                  </text:list-item>
                  <text:list-item>
                    <text:p>Automatisierte Analysen</text:p>
                  </text:list-item>
                  <text:list-item>
                    <text:p>Alternativen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D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Händische Sichtung des Datensatzes:</text:p>
                <text:list>
                  <text:list-item>
                    <text:p>Vollständigkeit </text:p>
                  </text:list-item>
                  <text:list-item>
                    <text:p>Konsist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D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Automatische Analyse des Datensatzes:</text:p>
                <text:list>
                  <text:list-item>
                    <text:p>Bestandsaufnahme </text:p>
                  </text:list-item>
                  <text:list-item>
                    <text:p>Eigenh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Mpr1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Paessler</meta:initial-creator>
    <meta:creation-date>2026-01-11T14:44:05.30</meta:creation-date>
    <meta:editing-duration>PT1H52M26S</meta:editing-duration>
    <meta:editing-cycles>11</meta:editing-cycles>
    <dc:date>2026-01-11T16:36:05.07</dc:date>
    <dc:creator>Lukas Paessler</dc:creator>
    <meta:generator>OpenOffice/4.1.14$Win32 OpenOffice.org_project/4114m1$Build-9811</meta:generator>
    <meta:document-statistic meta:object-count="45"/>
  </office:meta>
</office:document-meta>
</file>